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Times New Roman2" svg:font-family="'Times New Roman'" style:font-adornments="Negreta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6.684in" fo:margin-left="0.0111in" fo:margin-right="-0.0021in" table:align="margins"/>
    </style:style>
    <style:style style:name="Tabela1.A" style:family="table-column">
      <style:table-column-properties style:column-width="0.3646in" style:rel-column-width="3574*"/>
    </style:style>
    <style:style style:name="Tabela1.B" style:family="table-column">
      <style:table-column-properties style:column-width="1.2611in" style:rel-column-width="12364*"/>
    </style:style>
    <style:style style:name="Tabela1.C" style:family="table-column">
      <style:table-column-properties style:column-width="1.3111in" style:rel-column-width="12855*"/>
    </style:style>
    <style:style style:name="Tabela1.D" style:family="table-column">
      <style:table-column-properties style:column-width="1.4097in" style:rel-column-width="13821*"/>
    </style:style>
    <style:style style:name="Tabela1.E" style:family="table-column">
      <style:table-column-properties style:column-width="2.3375in" style:rel-column-width="22921*"/>
    </style:style>
    <style:style style:name="Tabela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1.E1" style:family="table-cell">
      <style:table-cell-properties fo:padding="0.0382in" fo:border="0.0007in solid #000000"/>
    </style:style>
    <style:style style:name="Tabela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ela1.E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Text_20_body">
      <style:paragraph-properties fo:text-align="center" style:justify-single-word="false" fo:break-before="page"/>
    </style:style>
    <style:style style:name="P4" style:family="paragraph" style:parent-style-name="Text_20_body">
      <style:paragraph-properties fo:break-before="page"/>
      <style:text-properties officeooo:paragraph-rsid="005ad6db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0015cc4"/>
    </style:style>
    <style:style style:name="P7" style:family="paragraph" style:parent-style-name="Table_20_Contents">
      <style:paragraph-properties fo:text-align="center" style:justify-single-word="false"/>
      <style:text-properties officeooo:paragraph-rsid="00038ba7"/>
    </style:style>
    <style:style style:name="P8" style:family="paragraph" style:parent-style-name="Table_20_Contents">
      <style:paragraph-properties fo:text-align="center" style:justify-single-word="false"/>
      <style:text-properties officeooo:rsid="00038ba7" officeooo:paragraph-rsid="00038ba7"/>
    </style:style>
    <style:style style:name="P9" style:family="paragraph" style:parent-style-name="Table_20_Contents">
      <style:paragraph-properties fo:text-align="center" style:justify-single-word="false"/>
      <style:text-properties officeooo:rsid="00199463" officeooo:paragraph-rsid="00199463"/>
    </style:style>
    <style:style style:name="P10" style:family="paragraph" style:parent-style-name="Table_20_Contents">
      <style:paragraph-properties fo:text-align="center" style:justify-single-word="false"/>
      <style:text-properties officeooo:rsid="0032fa9c" officeooo:paragraph-rsid="0032fa9c"/>
    </style:style>
    <style:style style:name="P11" style:family="paragraph" style:parent-style-name="Table_20_Contents">
      <style:paragraph-properties fo:text-align="center" style:justify-single-word="false"/>
      <style:text-properties officeooo:rsid="0058f779" officeooo:paragraph-rsid="0058f779"/>
    </style:style>
    <style:style style:name="P12" style:family="paragraph" style:parent-style-name="Table_20_Contents">
      <style:paragraph-properties fo:text-align="center" style:justify-single-word="false"/>
      <style:text-properties officeooo:rsid="0058f779" officeooo:paragraph-rsid="0090170b"/>
    </style:style>
    <style:style style:name="P13" style:family="paragraph" style:parent-style-name="Strona_20_tytułowa_20_2">
      <style:text-properties officeooo:rsid="0003d361" officeooo:paragraph-rsid="0003d361"/>
    </style:style>
    <style:style style:name="P14" style:family="paragraph" style:parent-style-name="Strona_20_tytułowa_20_2">
      <style:text-properties officeooo:rsid="0058f779" officeooo:paragraph-rsid="0058f779"/>
    </style:style>
    <style:style style:name="P15" style:family="paragraph" style:parent-style-name="Table_20_Heading">
      <style:text-properties officeooo:rsid="00015cc4" officeooo:paragraph-rsid="00015cc4"/>
    </style:style>
    <style:style style:name="P16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font-name="Calibri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P17" style:family="paragraph" style:parent-style-name="Standard">
      <style:paragraph-properties fo:margin-top="0in" fo:margin-bottom="0.139in" fo:line-height="115%" fo:text-align="center" style:justify-single-word="false" fo:break-before="page" style:text-autospace="none"/>
      <style:text-properties style:font-name="Calibri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P18" style:family="paragraph" style:parent-style-name="Standard">
      <style:text-properties officeooo:paragraph-rsid="00712a67"/>
    </style:style>
    <style:style style:name="P19" style:family="paragraph" style:parent-style-name="Standard">
      <style:text-properties officeooo:paragraph-rsid="007eaa8f"/>
    </style:style>
    <style:style style:name="P20" style:family="paragraph" style:parent-style-name="Text_20_body">
      <style:text-properties officeooo:paragraph-rsid="005ad6db"/>
    </style:style>
    <style:style style:name="P21" style:family="paragraph" style:parent-style-name="Text_20_body">
      <style:paragraph-properties fo:text-align="justify" style:justify-single-word="false"/>
      <style:text-properties officeooo:paragraph-rsid="005ad6db"/>
    </style:style>
    <style:style style:name="P22" style:family="paragraph" style:parent-style-name="Text_20_body">
      <style:paragraph-properties fo:text-align="start" style:justify-single-word="false"/>
      <style:text-properties officeooo:paragraph-rsid="005ad6db"/>
    </style:style>
    <style:style style:name="P23" style:family="paragraph" style:parent-style-name="Text_20_body">
      <style:paragraph-properties fo:text-align="start" style:justify-single-word="false"/>
      <style:text-properties officeooo:paragraph-rsid="00698562"/>
    </style:style>
    <style:style style:name="P24" style:family="paragraph" style:parent-style-name="Text_20_body">
      <style:paragraph-properties fo:text-align="start" style:justify-single-word="false"/>
      <style:text-properties officeooo:paragraph-rsid="007eaa8f"/>
    </style:style>
    <style:style style:name="P25" style:family="paragraph" style:parent-style-name="Text_20_body">
      <style:text-properties officeooo:paragraph-rsid="007eaa8f"/>
    </style:style>
    <style:style style:name="P26" style:family="paragraph" style:parent-style-name="Text_20_body">
      <style:text-properties officeooo:paragraph-rsid="007058a6"/>
    </style:style>
    <style:style style:name="P27" style:family="paragraph" style:parent-style-name="Text_20_body">
      <style:paragraph-properties fo:text-align="start" style:justify-single-word="false"/>
      <style:text-properties officeooo:rsid="005ad6db" officeooo:paragraph-rsid="005ad6db"/>
    </style:style>
    <style:style style:name="P28" style:family="paragraph" style:parent-style-name="Text_20_body">
      <style:text-properties officeooo:rsid="005ad6db" officeooo:paragraph-rsid="005ad6db"/>
    </style:style>
    <style:style style:name="P29" style:family="paragraph" style:parent-style-name="Text_20_body">
      <style:text-properties officeooo:rsid="005ad6db" officeooo:paragraph-rsid="007eaa8f"/>
    </style:style>
    <style:style style:name="P30" style:family="paragraph" style:parent-style-name="Text_20_body">
      <style:text-properties officeooo:rsid="0061a4df" officeooo:paragraph-rsid="007eaa8f"/>
    </style:style>
    <style:style style:name="P31" style:family="paragraph" style:parent-style-name="Footnote">
      <style:text-properties officeooo:paragraph-rsid="00646418"/>
    </style:style>
    <style:style style:name="P32" style:family="paragraph" style:parent-style-name="Footnote">
      <style:text-properties officeooo:rsid="00698562" officeooo:paragraph-rsid="00698562"/>
    </style:style>
    <style:style style:name="P33" style:family="paragraph" style:parent-style-name="Footnote">
      <style:text-properties officeooo:paragraph-rsid="0091d1af"/>
    </style:style>
    <style:style style:name="P34" style:family="paragraph" style:parent-style-name="Footnote">
      <style:text-properties officeooo:paragraph-rsid="0095ef8c"/>
    </style:style>
    <style:style style:name="P35" style:family="paragraph" style:parent-style-name="Footnote">
      <style:text-properties officeooo:paragraph-rsid="009d7115"/>
    </style:style>
    <style:style style:name="P36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rsid="005ad6db" officeooo:paragraph-rsid="005ad6db"/>
    </style:style>
    <style:style style:name="P37" style:family="paragraph" style:parent-style-name="Strona_20_tytułowa_20_1" style:master-page-name="First_20_Page">
      <style:paragraph-properties style:page-number="auto"/>
    </style:style>
    <style:style style:name="P38" style:family="paragraph" style:parent-style-name="Heading_20_2">
      <style:text-properties officeooo:rsid="005ad6db" officeooo:paragraph-rsid="005bfa32"/>
    </style:style>
    <style:style style:name="P39" style:family="paragraph" style:parent-style-name="Heading_20_2">
      <style:paragraph-properties fo:text-align="start" style:justify-single-word="false"/>
      <style:text-properties officeooo:rsid="005ad6db"/>
    </style:style>
    <style:style style:name="P4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1" style:family="paragraph" style:parent-style-name="Table_20_Contents">
      <style:paragraph-properties fo:text-align="center" style:justify-single-word="false"/>
      <style:text-properties officeooo:rsid="008f32b4" officeooo:paragraph-rsid="008f32b4"/>
    </style:style>
    <style:style style:name="P4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3" style:family="paragraph" style:parent-style-name="Heading_20_1" style:list-style-name="">
      <style:paragraph-properties>
        <style:tab-stops/>
      </style:paragraph-properties>
    </style:style>
    <style:style style:name="P44" style:family="paragraph" style:parent-style-name="Heading_20_1">
      <style:text-properties officeooo:rsid="005ad6db"/>
    </style:style>
    <style:style style:name="P45" style:family="paragraph" style:parent-style-name="Heading_20_1">
      <style:text-properties officeooo:rsid="005ad6db" officeooo:paragraph-rsid="005fd3f2"/>
    </style:style>
    <style:style style:name="P46" style:family="paragraph" style:parent-style-name="Heading_20_1">
      <style:paragraph-properties fo:break-before="page"/>
      <style:text-properties officeooo:rsid="005ad6db"/>
    </style:style>
    <style:style style:name="P47" style:family="paragraph" style:parent-style-name="Text_20_body" style:list-style-name="L1">
      <style:text-properties officeooo:paragraph-rsid="005bfa32"/>
    </style:style>
    <style:style style:name="P48" style:family="paragraph" style:parent-style-name="Text_20_body" style:list-style-name="L2">
      <style:text-properties officeooo:paragraph-rsid="005e1d57"/>
    </style:style>
    <style:style style:name="P49" style:family="paragraph" style:parent-style-name="Text_20_body">
      <style:text-properties officeooo:rsid="007058a6" officeooo:paragraph-rsid="005ad6db"/>
    </style:style>
    <style:style style:name="P50" style:family="paragraph" style:parent-style-name="Text_20_body" style:list-style-name="L3">
      <style:text-properties officeooo:paragraph-rsid="005f2500"/>
    </style:style>
    <style:style style:name="P51" style:family="paragraph" style:parent-style-name="Text_20_body" style:list-style-name="L4">
      <style:text-properties officeooo:paragraph-rsid="00712a67"/>
    </style:style>
    <style:style style:name="P52" style:family="paragraph" style:parent-style-name="Text_20_body" style:list-style-name="L5">
      <style:text-properties officeooo:paragraph-rsid="005f2500"/>
    </style:style>
    <style:style style:name="P53" style:family="paragraph" style:parent-style-name="Text_20_body" style:list-style-name="L6">
      <style:text-properties officeooo:paragraph-rsid="005f2500"/>
    </style:style>
    <style:style style:name="P54" style:family="paragraph" style:parent-style-name="Text_20_body" style:list-style-name="L6">
      <style:text-properties officeooo:paragraph-rsid="007d8a20"/>
    </style:style>
    <style:style style:name="P55" style:family="paragraph" style:parent-style-name="Text_20_body" style:list-style-name="L7">
      <style:text-properties officeooo:paragraph-rsid="005f2500"/>
    </style:style>
    <style:style style:name="P56" style:family="paragraph" style:parent-style-name="Text_20_body" style:list-style-name="L1">
      <style:text-properties officeooo:rsid="007eaa8f" officeooo:paragraph-rsid="007eaa8f"/>
    </style:style>
    <style:style style:name="P57" style:family="paragraph" style:parent-style-name="Text_20_body" style:list-style-name="L8">
      <style:text-properties officeooo:rsid="007eaa8f" officeooo:paragraph-rsid="0082477f"/>
    </style:style>
    <style:style style:name="P58" style:family="paragraph" style:parent-style-name="Text_20_body" style:list-style-name="L11">
      <style:text-properties officeooo:rsid="007eaa8f" officeooo:paragraph-rsid="009ba7ab"/>
    </style:style>
    <style:style style:name="P59" style:family="paragraph" style:parent-style-name="Text_20_body" style:list-style-name="L12">
      <style:text-properties officeooo:rsid="007eaa8f" officeooo:paragraph-rsid="007eaa8f"/>
    </style:style>
    <style:style style:name="P60" style:family="paragraph" style:parent-style-name="Text_20_body" style:list-style-name="L9">
      <style:text-properties officeooo:paragraph-rsid="0082477f"/>
    </style:style>
    <style:style style:name="P61" style:family="paragraph" style:parent-style-name="Text_20_body" style:list-style-name="L10">
      <style:text-properties officeooo:paragraph-rsid="0082783b"/>
    </style:style>
    <style:style style:name="P62" style:family="paragraph" style:parent-style-name="Text_20_body" style:list-style-name="L13">
      <style:text-properties officeooo:paragraph-rsid="007eaa8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5ad6db" style:font-style-asian="italic" style:font-style-complex="italic"/>
    </style:style>
    <style:style style:name="T3" style:family="text">
      <style:text-properties fo:font-style="normal" officeooo:rsid="005ad6db" style:font-style-asian="normal" style:font-style-complex="normal"/>
    </style:style>
    <style:style style:name="T4" style:family="text">
      <style:text-properties officeooo:rsid="00015cc4"/>
    </style:style>
    <style:style style:name="T5" style:family="text">
      <style:text-properties officeooo:rsid="00038ba7"/>
    </style:style>
    <style:style style:name="T6" style:family="text">
      <style:text-properties officeooo:rsid="0029d869"/>
    </style:style>
    <style:style style:name="T7" style:family="text">
      <style:text-properties officeooo:rsid="0032fa9c"/>
    </style:style>
    <style:style style:name="T8" style:family="text">
      <style:text-properties fo:font-weight="bold" officeooo:rsid="005ad6db" style:font-weight-asian="bold" style:font-weight-complex="bold"/>
    </style:style>
    <style:style style:name="T9" style:family="text">
      <style:text-properties fo:font-weight="bold" officeooo:rsid="005f2500" style:font-weight-asian="bold" style:font-weight-complex="bold"/>
    </style:style>
    <style:style style:name="T10" style:family="text">
      <style:text-properties officeooo:rsid="0058f779"/>
    </style:style>
    <style:style style:name="T11" style:family="text">
      <style:text-properties officeooo:rsid="005ad6db"/>
    </style:style>
    <style:style style:name="T12" style:family="text">
      <style:text-properties officeooo:rsid="005bfa32"/>
    </style:style>
    <style:style style:name="T13" style:family="text">
      <style:text-properties officeooo:rsid="005cadc9"/>
    </style:style>
    <style:style style:name="T14" style:family="text">
      <style:text-properties officeooo:rsid="005f2500"/>
    </style:style>
    <style:style style:name="T15" style:family="text">
      <style:text-properties officeooo:rsid="00646418"/>
    </style:style>
    <style:style style:name="T16" style:family="text">
      <style:text-properties officeooo:rsid="006849fe"/>
    </style:style>
    <style:style style:name="T17" style:family="text">
      <style:text-properties officeooo:rsid="00685071"/>
    </style:style>
    <style:style style:name="T18" style:family="text">
      <style:text-properties officeooo:rsid="00698562"/>
    </style:style>
    <style:style style:name="T19" style:family="text">
      <style:text-properties officeooo:rsid="006b5a0d"/>
    </style:style>
    <style:style style:name="T20" style:family="text">
      <style:text-properties officeooo:rsid="006c81d3"/>
    </style:style>
    <style:style style:name="T21" style:family="text">
      <style:text-properties officeooo:rsid="006ce5aa"/>
    </style:style>
    <style:style style:name="T22" style:family="text">
      <style:text-properties officeooo:rsid="007058a6"/>
    </style:style>
    <style:style style:name="T23" style:family="text">
      <style:text-properties officeooo:rsid="0074fd72"/>
    </style:style>
    <style:style style:name="T24" style:family="text">
      <style:text-properties officeooo:rsid="007a0b63"/>
    </style:style>
    <style:style style:name="T25" style:family="text">
      <style:text-properties officeooo:rsid="007a745b"/>
    </style:style>
    <style:style style:name="T26" style:family="text">
      <style:text-properties officeooo:rsid="007c0cb5"/>
    </style:style>
    <style:style style:name="T27" style:family="text">
      <style:text-properties officeooo:rsid="007eaa8f"/>
    </style:style>
    <style:style style:name="T28" style:family="text">
      <style:text-properties officeooo:rsid="0082783b"/>
    </style:style>
    <style:style style:name="T29" style:family="text">
      <style:text-properties officeooo:rsid="00830975"/>
    </style:style>
    <style:style style:name="T30" style:family="text">
      <style:text-properties officeooo:rsid="0084a4e9"/>
    </style:style>
    <style:style style:name="T31" style:family="text">
      <style:text-properties officeooo:rsid="0085c0dd"/>
    </style:style>
    <style:style style:name="T32" style:family="text">
      <style:text-properties officeooo:rsid="008a9c22"/>
    </style:style>
    <style:style style:name="T33" style:family="text">
      <style:text-properties officeooo:rsid="008f32b4"/>
    </style:style>
    <style:style style:name="T34" style:family="text">
      <style:text-properties officeooo:rsid="0090170b"/>
    </style:style>
    <style:style style:name="T35" style:family="text">
      <style:text-properties officeooo:rsid="0091d1af"/>
    </style:style>
    <style:style style:name="T36" style:family="text">
      <style:text-properties officeooo:rsid="0093334f"/>
    </style:style>
    <style:style style:name="T37" style:family="text">
      <style:text-properties officeooo:rsid="0095ef8c"/>
    </style:style>
    <style:style style:name="T38" style:family="text">
      <style:text-properties officeooo:rsid="00962760"/>
    </style:style>
    <style:style style:name="T39" style:family="text">
      <style:text-properties officeooo:rsid="0096df10"/>
    </style:style>
    <style:style style:name="T40" style:family="text">
      <style:text-properties officeooo:rsid="008082e3"/>
    </style:style>
    <style:style style:name="T41" style:family="text">
      <style:text-properties officeooo:rsid="00988976"/>
    </style:style>
    <style:style style:name="T42" style:family="text">
      <style:text-properties officeooo:rsid="009ba7ab"/>
    </style:style>
    <style:style style:name="T43" style:family="text">
      <style:text-properties officeooo:rsid="009cbd47"/>
    </style:style>
    <style:style style:name="T44" style:family="text">
      <style:text-properties officeooo:rsid="009d7115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Strona_20_tytułowa_20_1">Krzysztof Kusiak, Rafał Łukaszewski</text:p>
      <text:p text:style-name="Strona_20_tytułowa_20_1"/>
      <text:p text:style-name="Strona_20_tytułowa_20_1"/>
      <text:p text:style-name="Strona_20_tytułowa_20_1"/>
      <text:p text:style-name="Strona_20_tytułowa_20_1"/>
      <text:p text:style-name="Strona_20_tytułowa_20_1">Dokumentacja projektu <text:span text:style-name="T1">Under Siege</text:span></text:p>
      <text:p text:style-name="P14">Zarządzanie ryzykiem</text:p>
      <text:p text:style-name="Strona_20_tytułowa_20_2"/>
      <text:p text:style-name="P13"><text:span text:style-name="T6">1</text:span><text:span text:style-name="T33">6 stycznia 2011</text:span></text:p>
      <text:p text:style-name="P16"/>
      <text:p text:style-name="P17"/>
      <text:p text:style-name="P3">Tabela 1. Historia zmian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header-rows>
          <table:table-row>
            <table:table-cell table:style-name="Tabela1.A1" office:value-type="string">
              <text:p text:style-name="Table_20_Heading">Lp.</text:p>
            </table:table-cell>
            <table:table-cell table:style-name="Tabela1.A1" office:value-type="string">
              <text:p text:style-name="Table_20_Heading">Data</text:p>
            </table:table-cell>
            <table:table-cell table:style-name="Tabela1.A1" office:value-type="string">
              <text:p text:style-name="P15">Numer wersji</text:p>
            </table:table-cell>
            <table:table-cell table:style-name="Tabela1.A1" office:value-type="string">
              <text:p text:style-name="Table_20_Heading">Autor</text:p>
            </table:table-cell>
            <table:table-cell table:style-name="Tabela1.E1" office:value-type="string">
              <text:p text:style-name="Table_20_Heading">Opis zmian</text:p>
            </table:table-cell>
          </table:table-row>
        </table:table-header-rows>
        <table:table-row>
          <table:table-cell table:style-name="Tabela1.A2" office:value-type="string">
            <text:p text:style-name="P5">1.</text:p>
          </table:table-cell>
          <table:table-cell table:style-name="Tabela1.A2" office:value-type="string">
            <text:p text:style-name="P10"><text:span text:style-name="T10">17</text:span> grudnia 2010</text:p>
          </table:table-cell>
          <table:table-cell table:style-name="Tabela1.A2" office:value-type="string">
            <text:p text:style-name="P6"><text:span text:style-name="T4">0.</text:span><text:span text:style-name="T5">0</text:span><text:span text:style-name="T4">1</text:span></text:p>
          </table:table-cell>
          <table:table-cell table:style-name="Tabela1.A2" office:value-type="string">
            <text:p text:style-name="P11">Krzysztof Kusiak</text:p>
          </table:table-cell>
          <table:table-cell table:style-name="Tabela1.E2" office:value-type="string">
            <text:p text:style-name="P5">utworzenie dokumentu</text:p>
          </table:table-cell>
        </table:table-row>
        <table:table-row>
          <table:table-cell table:style-name="Tabela1.A2" office:value-type="string">
            <text:p text:style-name="P8">2.</text:p>
          </table:table-cell>
          <table:table-cell table:style-name="Tabela1.A2" office:value-type="string">
            <text:p text:style-name="P10"><text:span text:style-name="T10">18</text:span> grudnia 2010</text:p>
          </table:table-cell>
          <table:table-cell table:style-name="Tabela1.A2" office:value-type="string">
            <text:p text:style-name="P8">0.<text:span text:style-name="T10">1</text:span></text:p>
          </table:table-cell>
          <table:table-cell table:style-name="Tabela1.A2" office:value-type="string">
            <text:p text:style-name="P7"><text:span text:style-name="T7">Krzysztof Kusia</text:span><text:span text:style-name="T32">k</text:span></text:p>
          </table:table-cell>
          <table:table-cell table:style-name="Tabela1.E2" office:value-type="string">
            <text:p text:style-name="P11">identyfikacja i analiza rodzajów ryzyka</text:p>
          </table:table-cell>
        </table:table-row>
        <table:table-row>
          <table:table-cell table:style-name="Tabela1.A2" office:value-type="string">
            <text:p text:style-name="P9">3.</text:p>
          </table:table-cell>
          <table:table-cell table:style-name="Tabela1.A2" office:value-type="string">
            <text:p text:style-name="P10"><text:span text:style-name="T10">19</text:span> grudnia 2010</text:p>
          </table:table-cell>
          <table:table-cell table:style-name="Tabela1.A2" office:value-type="string">
            <text:p text:style-name="P9">0.<text:span text:style-name="T7">2</text:span></text:p>
          </table:table-cell>
          <table:table-cell table:style-name="Tabela1.A2" office:value-type="string">
            <text:p text:style-name="P9">Krzysztof Kusia<text:span text:style-name="T10">k</text:span></text:p>
          </table:table-cell>
          <table:table-cell table:style-name="Tabela1.E2" office:value-type="string">
            <text:p text:style-name="P11">dodanie planu przeciwdziałania zagrożeniom</text:p>
          </table:table-cell>
        </table:table-row>
        <table:table-row>
          <table:table-cell table:style-name="Tabela1.A2" office:value-type="string">
            <text:p text:style-name="P41">4.</text:p>
          </table:table-cell>
          <table:table-cell table:style-name="Tabela1.A2" office:value-type="string">
            <text:p text:style-name="P41">16 stycznia 2011</text:p>
          </table:table-cell>
          <table:table-cell table:style-name="Tabela1.A2" office:value-type="string">
            <text:p text:style-name="P41">0.3</text:p>
          </table:table-cell>
          <table:table-cell table:style-name="Tabela1.A2" office:value-type="string">
            <text:p text:style-name="P41">Krzysztof Kusiak</text:p>
          </table:table-cell>
          <table:table-cell table:style-name="Tabela1.E2" office:value-type="string">
            <text:p text:style-name="P12"><text:span text:style-name="T33">dodanie szczegółowych informacji </text:span><text:span text:style-name="T34">oraz </text:span><text:span text:style-name="T33">drobne poprawki redakcyjne</text:span></text:p>
          </table:table-cell>
        </table:table-row>
      </table:table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Spis treści</text:p>
          </text:index-title>
          <text:p text:style-name="P40">1. Wstęp <text:tab/>5</text:p>
          <text:p text:style-name="P40">2. Identyfikacja ryzyk <text:tab/>5</text:p>
          <text:p text:style-name="P42">2.1. Ryzyka technologiczne<text:tab/>5</text:p>
          <text:p text:style-name="P42">2.2. Ryzyka wymagań <text:tab/>5</text:p>
          <text:p text:style-name="P42">2.3. Inne ryzyka <text:tab/>5</text:p>
          <text:p text:style-name="P40">3. Analiza ryzyk <text:tab/>5</text:p>
          <text:p text:style-name="P40">4. Plan przeciwdziałania zagrożeniom <text:tab/>6</text:p>
        </text:index-body>
      </text:table-of-content>
      <text:h text:style-name="P43" text:outline-level="1"/>
      <text:p text:style-name="P2"/>
      <text:h text:style-name="P46" text:outline-level="1">1. Wstęp </text:h>
      <text:p text:style-name="P21"><text:span text:style-name="T11"><text:tab/>Niniejszy dokument stanowi wykaz głównych ryzyk wraz z ich analizą. Zawiera także plan przeciwdziałania wyróżnionym zagrożeniom oraz oszacowanie prawdopodobieństwa ich wystąpienia. </text:span><text:span text:style-name="T14">Uwzględnione</text:span><text:span text:style-name="T11"> zostały problemy, które mogą się pojawić we wszystkich fazach realizacji przedsięwzięcia, począwszy od planowania, a skończywszy na </text:span><text:span text:style-name="T19">implementacji</text:span><text:span text:style-name="T11"><text:line-break/>i </text:span><text:span text:style-name="T20">testowaniu</text:span><text:span text:style-name="T11">. </text:span></text:p>
      <text:h text:style-name="P44" text:outline-level="1">2. Identyfikacja ryzyk </text:h>
      <text:h text:style-name="P38" text:outline-level="2">2.1. Ryzyka technologiczne</text:h>
      <text:p text:style-name="P36">a) niewystarczające możliwości zastosowanego silnika graficznego;</text:p>
      <text:p text:style-name="P23"><text:span text:style-name="T18">b</text:span><text:span text:style-name="T11">) problemy z obsługą urządzeń sterujących, takich jak </text:span><text:span text:style-name="T12">nietypowe </text:span><text:span text:style-name="T11">gamepady;</text:span></text:p>
      <text:p text:style-name="P23"><text:span text:style-name="T18">c</text:span><text:span text:style-name="T11">) brak dobrego eksportera modeli trójwymiarowych w Blenderze</text:span><text:span text:style-name="T11"><text:note text:id="ftn1" text:note-class="footnote"><text:note-citation>1</text:note-citation><text:note-body><text:p text:style-name="P32">Blender jest rozbudowanym programem do modelowania obiektów trójwymiarowych. Wspomniany tu eksporter umożliwi konwersję modeli zapisanych w formacie wewnętrznym Blendera do postaci, którą rozumie silnik Ogre.</text:p></text:note-body></text:note></text:span><text:span text:style-name="T11">;</text:span></text:p>
      <text:h text:style-name="P39" text:outline-level="2">2.2. Ryzyka wymagań </text:h>
      <text:p text:style-name="P22"><text:span text:style-name="T21">d</text:span><text:span text:style-name="T11">) niedostateczne dopracowanie </text:span><text:span text:style-name="T14">zasad</text:span><text:span text:style-name="T11"> gry, skutkujące istnieniem niepożądanych dysproporcji pomiędzy możliwościami występujących w niej bytów (np. istnienie jednostki bojowej dającej ogromną przewagę jednemu z graczy, uniemożliwiającej </text:span><text:span text:style-name="T21">tym samym </text:span><text:span text:style-name="T11">innym graczom odniesienie zwycięstwa);</text:span></text:p>
      <text:h text:style-name="P39" text:outline-level="2">2.3. Inne ryzyka </text:h>
      <text:p text:style-name="P22"><text:span text:style-name="T11">e) </text:span><text:span text:style-name="T12">w</text:span><text:span text:style-name="T11">ystąpienie trudności spowodowanych brakiem doświadczenia członków zespołu<text:line-break/>w projektowaniu i implementowaniu gier sieciowych;</text:span></text:p>
      <text:p text:style-name="P27">f) nietrafne oszacowanie kosztów przedsięwzięcia oraz czasu potrzebnego do jego realizacji;</text:p>
      <text:p text:style-name="P27">g) gruntowna zmiana wymagań wymuszająca przebudowanie znacznej części programu;</text:p>
      <text:h text:style-name="P44" text:outline-level="1">3. Analiza ryzyk </text:h>
      <text:p text:style-name="P26"><text:span text:style-name="T11">a) </text:span><text:span text:style-name="T22">niewystarczające możliwości zastosowanego silnika graficznego</text:span></text:p>
      <text:list xml:id="list240964844" text:style-name="L1">
        <text:list-item>
          <text:p text:style-name="P47"><text:span text:style-name="T8">szacowane prawdopodobieństwo:</text:span><text:span text:style-name="T11"> małe; </text:span><text:span text:style-name="T17">wybrany przez autorów </text:span><text:span text:style-name="T11">silnik </text:span><text:span text:style-name="T3">Ogre</text:span><text:span text:style-name="T11"> został<text:line-break/>z powodzeniem wykorzystany w znacznie bardziej złożonych grach; planuje się </text:span><text:span text:style-name="T17">skorzystanie</text:span><text:span text:style-name="T11"> jedynie </text:span><text:span text:style-name="T17">z</text:span><text:span text:style-name="T11"> niewielkiego podzbioru jego możliwości</text:span><text:span text:style-name="T11"><text:note text:id="ftn2" text:note-class="footnote"><text:note-citation>2</text:note-citation><text:note-body><text:p text:style-name="P34"><text:span text:style-name="T38">Wydaje się, że niewykorzystane będą funkcje związane m.in. z dynamicznym podmienianiem tekstur, renderowaniem w wielu przebiegach, zaawansowanymi zarządcami scen czy krzywymi B</text:span><text:span text:style-name="T39">é</text:span><text:span text:style-name="T38">ziera. </text:span><text:span text:style-name="T37">Pełna lista możliwości silnika Ogre znajduje się pod adresem </text:span><text:a xlink:type="simple" xlink:href="http://www.ogre3d.org/about/features"><text:span text:style-name="T37">http://www.ogre3d.org/about/features</text:span></text:a><text:span text:style-name="T37">.</text:span></text:p></text:note-body></text:note></text:span><text:span text:style-name="T11">; </text:span></text:p>
        </text:list-item>
        <text:list-item>
          <text:p text:style-name="P47"><text:span text:style-name="T8">szczegóły:</text:span><text:span text:style-name="T11"> niewielkie znaczenie; możliwy wpływ jedynie na niektóre aspekty związane<text:line-break/>z szatą graficzną, główna funkcjonalność pozostanie nienaruszona; </text:span></text:p>
        </text:list-item>
      </text:list>
      <text:p text:style-name="P20"><text:span text:style-name="T22">b</text:span><text:span text:style-name="T11">) problemy z obsługą </text:span><text:span text:style-name="T22">nietypowych </text:span><text:span text:style-name="T11">urządzeń sterujących </text:span></text:p>
      <text:list xml:id="list1356141612" text:style-name="L2">
        <text:list-item>
          <text:p text:style-name="P48"><text:span text:style-name="T8">szacowane prawdopodobieństwo:</text:span><text:span text:style-name="T11"> małe; </text:span></text:p>
        </text:list-item>
        <text:list-item>
          <text:p text:style-name="P48"><text:span text:style-name="T8">szczegóły:</text:span><text:span text:style-name="T11"> niewielkie znaczenie; problemy mogą pojawić się jedynie w przypadku bardzo nietypowych urządzeń; ponieważ jednak gra </text:span><text:span text:style-name="T2">Under Siege</text:span><text:span text:style-name="T11"> skierowana jest do użytkowników komputerów osobistych, możliwe będzie skorzystanie z innych, powszechnie dostępnych urządzeń sterujących, takich jak klawiatury czy myszki;</text:span></text:p>
        </text:list-item>
      </text:list>
      <text:p text:style-name="P49"/>
      <text:p text:style-name="P4"><text:span text:style-name="T22">c</text:span><text:span text:style-name="T11">) brak dobrego</text:span><text:span text:style-name="T11"><text:note text:id="ftn3" text:note-class="footnote"><text:note-citation>3</text:note-citation><text:note-body><text:p text:style-name="P33"><text:span text:style-name="T35">Dobry eksporter, oprócz podstawowej konwersji danych o statycznej geometrii obiektu trójwymiarowego oraz prostych właściwościach modelowanych powierzchni, umożliwia</text:span><text:span text:style-name="T36"> również </text:span><text:span text:style-name="T35">zachowanie informacji związanych m.in. z animacją szkieletową, oświetleniem i teksturowaniem.</text:span></text:p></text:note-body></text:note></text:span><text:span text:style-name="T11"> eksportera modeli trójwymiarowych </text:span><text:span text:style-name="T22">w Blenderze</text:span></text:p>
      <text:list xml:id="list2007003765" text:style-name="L3">
        <text:list-item>
          <text:p text:style-name="P50"><text:span text:style-name="T8">szacowane prawdopodobieństwo:</text:span><text:span text:style-name="T11"> małe;</text:span></text:p>
        </text:list-item>
        <text:list-item>
          <text:p text:style-name="P50"><text:span text:style-name="T8">szczegóły:</text:span><text:span text:style-name="T11"> duże znaczenie; istnieje wiele narzędzi umożliwiających konwersję modeli </text:span><text:span text:style-name="T11">zapisanych w formacie wewnętrznym Blendera do formatu, z którego korzysta silnik </text:span><text:span text:style-name="T3">Ogre</text:span><text:span text:style-name="T3"><text:note text:id="ftn4" text:note-class="footnote"><text:note-citation>4</text:note-citation><text:note-body><text:p text:style-name="P31"><text:span text:style-name="T16">P</text:span><text:span text:style-name="T15">atrz: </text:span><text:a xlink:type="simple" xlink:href="http://www.ogre3d.org/tikiwiki/Tools:+Blender"><text:span text:style-name="T15">http://www.ogre3d.org/tikiwiki/Tools:+Blender</text:span></text:a><text:span text:style-name="T15">.</text:span></text:p></text:note-body></text:note></text:span><text:span text:style-name="T11">; dzięki popularności obu programów zagadnienie to jest dobrze udokumentowane </text:span><text:span text:style-name="T23">w sieci</text:span><text:span text:style-name="T11">;</text:span></text:p>
        </text:list-item>
      </text:list>
      <text:p text:style-name="P18"><text:span text:style-name="T22">d</text:span><text:span text:style-name="T11">) niedostateczne dopracowan</text:span><text:span text:style-name="T13">ie zasad</text:span><text:span text:style-name="T11"> gry </text:span></text:p>
      <text:list xml:id="list291523079" text:style-name="L4">
        <text:list-item>
          <text:p text:style-name="P51"><text:span text:style-name="T8">szacowane prawdopodobieństwo:</text:span><text:span text:style-name="T11"> średnie; </text:span></text:p>
        </text:list-item>
        <text:list-item>
          <text:p text:style-name="P51"><text:span text:style-name="T8">szczegóły:</text:span><text:span text:style-name="T11"> duże znaczenie dla powodzenia przedsięwzięcia; istnienie </text:span><text:span text:style-name="T24">poważnych </text:span><text:span text:style-name="T11">dysproporcji pomiędzy </text:span><text:span text:style-name="T26">możliwościami </text:span><text:span text:style-name="T11">byt</text:span><text:span text:style-name="T26">ów</text:span><text:span text:style-name="T11"> dostępny</text:span><text:span text:style-name="T26">ch</text:span><text:span text:style-name="T11"> w grze spowodowałoby znaczny spadek satysfakcji graczy, a także ich niechęć </text:span><text:span text:style-name="T25">i</text:span><text:span text:style-name="T11"> frustrację; </text:span></text:p>
        </text:list-item>
      </text:list>
      <text:p text:style-name="P22"><text:span text:style-name="T11">e) wystąpienie trudności spowodowanych brakiem doświadczenia członków zespoł</text:span><text:span text:style-name="T14">u<text:line-break/>w </text:span><text:span text:style-name="T11">projektowaniu i implementowaniu gier sieciowych </text:span></text:p>
      <text:list xml:id="list1239983270" text:style-name="L5">
        <text:list-item>
          <text:p text:style-name="P52"><text:span text:style-name="T9">s</text:span><text:span text:style-name="T8">zacowane prawdopodobieństwo:</text:span><text:span text:style-name="T11"> duże; </text:span></text:p>
        </text:list-item>
        <text:list-item>
          <text:p text:style-name="P52"><text:span text:style-name="T8">szczegóły:</text:span><text:span text:style-name="T11"> duże znaczenie; tryb rozgrywki sieciowej jest ważną częścią gry </text:span><text:span text:style-name="T2">Under Siege</text:span><text:span text:style-name="T11">; niedostateczne kompetencje autorów mogą znacznie wydłużyć czas przygotowania komponentu gry sieciowej; odpowiednie zaprojektowanie protokołu wymiany danych jest konieczne do zapewnienia stabilnej i płynnej rozgrywki w sieci; należy też zwrócić uwagę na mechanizmy uniemożliwiające graczom oszukiwanie; </text:span></text:p>
        </text:list-item>
      </text:list>
      <text:p text:style-name="P28">f) nietrafne oszacowanie kosztów oraz potrzebnego czasu </text:p>
      <text:list xml:id="list663412332" text:style-name="L6">
        <text:list-item>
          <text:p text:style-name="P53"><text:span text:style-name="T8">szacowane prawdopodobieństwo:</text:span><text:span text:style-name="T11"> średnie; </text:span></text:p>
        </text:list-item>
        <text:list-item>
          <text:p text:style-name="P54"><text:span text:style-name="T8">szczegóły:</text:span><text:span text:style-name="T11"> średnie znaczenie; gra </text:span><text:span text:style-name="T2">Under Siege</text:span><text:span text:style-name="T11"> jest stosunkowo rozbudowanym oprogramowaniem, przez co dokładne oszacowanie potrzebnych środków staje się nietrywialnym zadaniem; </text:span></text:p>
        </text:list-item>
      </text:list>
      <text:p text:style-name="P28">g) gruntowna zmiana wymagań </text:p>
      <text:list xml:id="list475562673" text:style-name="L7">
        <text:list-item>
          <text:p text:style-name="P55"><text:span text:style-name="T8">szacowane prawdopodobieństwo:</text:span><text:span text:style-name="T11"> małe; </text:span></text:p>
        </text:list-item>
        <text:list-item>
          <text:p text:style-name="P55"><text:span text:style-name="T8">szczegóły:</text:span><text:span text:style-name="T11"> wymagania zostały starannie zidentyfikowane i przeanalizowane we wczesnych fazach przedsięwzięcia; jako że </text:span><text:span text:style-name="T2">Under Siege</text:span><text:span text:style-name="T11"> stanowi rozszerzenie istniejącej gry, możliwe było zbadanie możliwości i ograniczeń poprzez analizę działania pierwowzoru; </text:span></text:p>
        </text:list-item>
      </text:list>
      <text:h text:style-name="P45" text:outline-level="1">4. Plan przeciwdziałania zagrożeniom </text:h>
      <text:p text:style-name="P25"><text:span text:style-name="T11">a) </text:span><text:span text:style-name="T22">niewystarczające możliwości zastosowanego silnika graficznego</text:span></text:p>
      <text:list xml:id="list1673053555" text:continue-list="list240964844" text:style-name="L1">
        <text:list-item>
          <text:p text:style-name="P56">plan awaryjny zakładający zmniejszenie szczegółowości i złożoności grafiki w grze przy zachowaniu kompletnej funkcjonalności;</text:p>
        </text:list-item>
      </text:list>
      <text:p text:style-name="P25"><text:span text:style-name="T22">b</text:span><text:span text:style-name="T11">) problemy z obsługą </text:span><text:span text:style-name="T22">nietypowych </text:span><text:span text:style-name="T11">urządzeń sterujących </text:span></text:p>
      <text:list xml:id="list377224137" text:style-name="L8">
        <text:list-item>
          <text:p text:style-name="P57">minimalizacja negatywnych konsekwencji poprzez umożliwienie graczowi wygodnego sterowania przy użyciu innego, powszechnie dostępnego urządzenia sterującego (np. klawiatury czy myszki); </text:p>
        </text:list-item>
      </text:list>
      <text:p text:style-name="P25"><text:span text:style-name="T22">c</text:span><text:span text:style-name="T11">) brak dobrego eksportera modeli trójwymiarowych </text:span><text:span text:style-name="T22">w Blenderze</text:span></text:p>
      <text:list xml:id="list219503693" text:style-name="L9">
        <text:list-item>
          <text:p text:style-name="P60"><text:span text:style-name="T40">plan awaryjny polegający na przygotowaniu własnego eksportera (Blender daje się łatwo rozszerzać poprzez dodatki napisane w języku Python); </text:span><text:span text:style-name="T41">można też rozszerzyć istniejący już eksporter o potrzebną funkcjonalność;</text:span></text:p>
        </text:list-item>
      </text:list>
      <text:p text:style-name="P19"><text:soft-page-break/><text:span text:style-name="T22">d</text:span><text:span text:style-name="T11">) niedostateczne dopracowan</text:span><text:span text:style-name="T13">ie zasad</text:span><text:span text:style-name="T11"> gry </text:span></text:p>
      <text:list xml:id="list213595862" text:style-name="L10">
        <text:list-item>
          <text:p text:style-name="P61"><text:span text:style-name="T27">unikanie zagrożenia poprzez staranne przetestowanie gry pod względem zrównoważenia możliwości występujących w niej bytów; dodatkowo zastosowanie planu awaryjnego, który przewiduje usunięcie bytów zaburzających układ sił albo ich osłabienie, </text:span><text:span text:style-name="T28">a także </text:span><text:span text:style-name="T27">zapewnienie możliwości łatwego aktualizowania gry przez Internet; </text:span></text:p>
        </text:list-item>
      </text:list>
      <text:p text:style-name="P24"><text:span text:style-name="T11">e) wystąpienie trudności spowodowanych brakiem doświadczenia członków zespoł</text:span><text:span text:style-name="T14">u<text:line-break/>w </text:span><text:span text:style-name="T11">projektowaniu i implementowaniu gier sieciowych </text:span></text:p>
      <text:list xml:id="list1248720996" text:style-name="L11">
        <text:list-item>
          <text:p text:style-name="P58">wyeliminowanie źródła zagrożenia poprzez zdobycie wiedzy na temat projektowania<text:line-break/>i implementowania protokołów sieciowych w grach komputerowych przez członków zespołu <text:span text:style-name="T42">– pomóc może analiza kodu źródłowego gier sieciowych będących wolnym oprogramowaniem</text:span>; plan awaryjny zakładający wykorzystanie biblioteki<text:note text:id="ftn5" text:note-class="footnote"><text:note-citation>5</text:note-citation><text:note-body><text:p text:style-name="P35"><text:span text:style-name="T44">Istnieje wiele bibliotek ułatwiających implementację rozgrywki sieciowej. Do najpopularniejszych należą RakNet (</text:span><text:a xlink:type="simple" xlink:href="http://www.jenkinssoftware.com/raknet/index.html"><text:span text:style-name="T44">http://www.jenkinssoftware.com/raknet/index.html</text:span></text:a><text:span text:style-name="T44">), ENet (</text:span><text:a xlink:type="simple" xlink:href="http://enet.bespin.org/"><text:span text:style-name="T44">http://enet.bespin.org</text:span></text:a><text:span text:style-name="T44">), HawkNL (</text:span><text:a xlink:type="simple" xlink:href="http://hawksoft.com/hawknl/"><text:span text:style-name="T44">http://hawksoft.com/hawknl/</text:span></text:a><text:span text:style-name="T44">) oraz NetDog (</text:span><text:a xlink:type="simple" xlink:href="http://netdognetworks.com/"><text:span text:style-name="T44">http://netdognetworks.com/</text:span></text:a><text:span text:style-name="T44">).</text:span></text:p></text:note-body></text:note> upraszczającej przygotowywanie modułu rozgrywki sieciowej; </text:p>
        </text:list-item>
      </text:list>
      <text:p text:style-name="P29">f) nietrafne oszacowanie kosztów oraz potrzebnego czasu </text:p>
      <text:list xml:id="list1508569109" text:style-name="L12">
        <text:list-item>
          <text:p text:style-name="P59">plan awaryjny zakładający udostępnienie wersji implementującej jedynie podzbiór wszystkich planowanych funkcji oraz stopniowe rozwijanie produktu; dodawanie funkcjonalności w kolejności od największego do najmniejszego priorytetu <text:span text:style-name="T43">(w kolejności od najwyższego priorytetu: rozgrywka lokalna w trybie swobodnego pojedynku, rozgrywka lokalna w trybie kampanii, rozgrywka sieciowa, dodanie graficznych efektów specjalnych, ulepszanie animacji, opracowanie większej liczby kampanii itp.);</text:span></text:p>
        </text:list-item>
      </text:list>
      <text:p text:style-name="P29">g) gruntowna zmiana wymagań </text:p>
      <text:list xml:id="list646115898" text:style-name="L13">
        <text:list-item>
          <text:p text:style-name="P62"><text:span text:style-name="T27">minimalizacja negatywnych konsekwencji poprzez modularyzację kodu – wydzielone zostaną komponenty dające się łatwo zastosować ponowni</text:span><text:span text:style-name="T29">e</text:span><text:span text:style-name="T27">, nawet przy znaczny</text:span><text:span text:style-name="T29">ch</text:span><text:span text:style-name="T27"> zmianach w projekcie; kod odwołujący się do konkretnych bibliotek multimedialnyc</text:span><text:span text:style-name="T30">h </text:span><text:span text:style-name="T27">będzie oddzielony od logiki gry, co zminimalizuje nakład pracy </text:span><text:span text:style-name="T31">w przypadku zmiany stosowanych narzędzi;</text:span></text:p>
        </text:list-item>
      </text:list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Times New Roman2" svg:font-family="'Times New Roman'" style:font-adornments="Negreta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598in" fo:text-align="justify" style:justify-single-word="false" fo:text-indent="0in" style:auto-text-indent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a_20_tytułowa_20_1" style:display-name="Strona tytułowa 1" style:family="paragraph" style:parent-style-name="Standard" style:class="text">
      <style:paragraph-properties fo:margin-top="0in" fo:margin-bottom="0.139in" fo:line-height="115%" fo:text-align="center" style:justify-single-word="false" style:text-autospace="none"/>
      <style:text-properties style:font-name="Times New Roman" fo:font-size="24pt" style:font-name-asian="Calibri" style:font-size-asian="24pt" style:font-name-complex="Calibri" style:font-size-complex="24pt"/>
    </style:style>
    <style:style style:name="Strona_20_tytułowa_20_2" style:display-name="Strona tytułowa 2" style:family="paragraph" style:parent-style-name="Standard" style:class="text">
      <style:paragraph-properties fo:margin-top="0in" fo:margin-bottom="0.139in" fo:line-height="115%" fo:text-align="center" style:justify-single-word="false" style:text-autospace="none"/>
      <style:text-properties style:font-name="Times New Roman" fo:font-size="18pt" fo:font-style="normal" style:font-name-asian="Calibri" style:font-size-asian="18pt" style:font-style-asian="normal" style:font-name-complex="Calibri" style:font-size-complex="18pt" style:font-style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paragraph-properties fo:margin-left="0.2992in" fo:margin-right="0.0783in" fo:margin-top="0.1299in" fo:margin-bottom="0.0799in" fo:text-indent="-0.2992in" style:auto-text-indent="false">
        <style:tab-stops/>
      </style:paragraph-properties>
      <style:text-properties style:font-name="Times New Roman1"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er" style:class="index">
      <style:paragraph-properties fo:margin-left="0in" fo:margin-right="0in" fo:text-indent="0in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0598in" fo:margin-bottom="0.0799in" style:page-number="auto"/>
      <style:text-properties style:font-name="Times New Roman2" fo:font-size="14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Custom_20_list_20_indent" style:display-name="Custom list indent" style:family="paragraph" style:parent-style-name="Text_20_body" style:class="text" style:master-page-name="">
      <style:paragraph-properties fo:margin-left="0.25in" fo:margin-right="0in" fo:margin-top="0in" fo:margin-bottom="0.0402in" fo:text-align="start" style:justify-single-word="false" fo:text-indent="0in" style:auto-text-indent="false" style:page-number="auto">
        <style:tab-stops/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ault_20_Paragraph_20_Font" style:display-name="Default Paragraph Font" style:family="text"/>
    <style:style style:name="LLS_5f_2_5f_0" style:display-name="LLS_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0" style:display-name="LLS_3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1" style:display-name="LLS_3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2" style:display-name="LLS_3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3" style:display-name="LLS_3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4" style:display-name="LLS_3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5" style:display-name="LLS_3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6" style:display-name="LLS_3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7" style:display-name="LLS_3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8" style:display-name="LLS_3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0" style:display-name="LLS_4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1" style:display-name="LLS_4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2" style:display-name="LLS_4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3" style:display-name="LLS_4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4" style:display-name="LLS_4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5" style:display-name="LLS_4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6" style:display-name="LLS_4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7" style:display-name="LLS_4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8" style:display-name="LLS_4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0" style:display-name="LLS_5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1" style:display-name="LLS_5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2" style:display-name="LLS_5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3" style:display-name="LLS_5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4" style:display-name="LLS_5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5" style:display-name="LLS_5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6" style:display-name="LLS_5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7" style:display-name="LLS_5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8" style:display-name="LLS_5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0" style:display-name="LLS_6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1" style:display-name="LLS_6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2" style:display-name="LLS_6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3" style:display-name="LLS_6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4" style:display-name="LLS_6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5" style:display-name="LLS_6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6" style:display-name="LLS_6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7" style:display-name="LLS_6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8" style:display-name="LLS_6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0" style:display-name="LLS_7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1" style:display-name="LLS_7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2" style:display-name="LLS_7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3" style:display-name="LLS_7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4" style:display-name="LLS_7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5" style:display-name="LLS_7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6" style:display-name="LLS_7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7" style:display-name="LLS_7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8" style:display-name="LLS_7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0" style:display-name="LLS_8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1" style:display-name="LLS_8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2" style:display-name="LLS_8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3" style:display-name="LLS_8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4" style:display-name="LLS_8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5" style:display-name="LLS_8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6" style:display-name="LLS_8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7" style:display-name="LLS_8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8" style:display-name="LLS_8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0" style:display-name="LLS_9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1" style:display-name="LLS_9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2" style:display-name="LLS_9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3" style:display-name="LLS_9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4" style:display-name="LLS_9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5" style:display-name="LLS_9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6" style:display-name="LLS_9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7" style:display-name="LLS_9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8" style:display-name="LLS_9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0" style:display-name="LLS_10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1" style:display-name="LLS_10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2" style:display-name="LLS_10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3" style:display-name="LLS_10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4" style:display-name="LLS_10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5" style:display-name="LLS_10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6" style:display-name="LLS_10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7" style:display-name="LLS_10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8" style:display-name="LLS_10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0" style:display-name="LLS_1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1" style:display-name="LLS_1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2" style:display-name="LLS_1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3" style:display-name="LLS_1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4" style:display-name="LLS_1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5" style:display-name="LLS_1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6" style:display-name="LLS_1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7" style:display-name="LLS_1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8" style:display-name="LLS_1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0" style:display-name="LLS_1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1" style:display-name="LLS_1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2" style:display-name="LLS_1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3" style:display-name="LLS_1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4" style:display-name="LLS_1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5" style:display-name="LLS_1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6" style:display-name="LLS_1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7" style:display-name="LLS_1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8" style:display-name="LLS_1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2">
      <text:list-level-style-number text:level="1" text:style-name="LLS_5f_2_5f_0" style:num-suffix="." style:num-format="1">
        <style:list-level-properties text:space-before="0.25in" text:min-label-width="0.25in"/>
      </text:list-level-style-number>
      <text:list-level-style-number text:level="2" text:style-name="LLS_5f_2_5f_1" style:num-suffix="." style:num-format="a">
        <style:list-level-properties text:space-before="0.75in" text:min-label-width="0.25in"/>
      </text:list-level-style-number>
      <text:list-level-style-number text:level="3" text:style-name="LLS_5f_2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2_5f_3" style:num-suffix="." style:num-format="1">
        <style:list-level-properties text:space-before="1.75in" text:min-label-width="0.25in"/>
      </text:list-level-style-number>
      <text:list-level-style-number text:level="5" text:style-name="LLS_5f_2_5f_4" style:num-suffix="." style:num-format="a">
        <style:list-level-properties text:space-before="2.25in" text:min-label-width="0.25in"/>
      </text:list-level-style-number>
      <text:list-level-style-number text:level="6" text:style-name="LLS_5f_2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2_5f_6" style:num-suffix="." style:num-format="1">
        <style:list-level-properties text:space-before="3.25in" text:min-label-width="0.25in"/>
      </text:list-level-style-number>
      <text:list-level-style-number text:level="8" text:style-name="LLS_5f_2_5f_7" style:num-suffix="." style:num-format="a">
        <style:list-level-properties text:space-before="3.75in" text:min-label-width="0.25in"/>
      </text:list-level-style-number>
      <text:list-level-style-number text:level="9" text:style-name="LLS_5f_2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number text:level="1" text:style-name="LLS_5f_3_5f_0" style:num-suffix="." style:num-format="1">
        <style:list-level-properties text:space-before="0.25in" text:min-label-width="0.25in"/>
      </text:list-level-style-number>
      <text:list-level-style-number text:level="2" text:style-name="LLS_5f_3_5f_1" style:num-suffix="." style:num-format="a">
        <style:list-level-properties text:space-before="0.75in" text:min-label-width="0.25in"/>
      </text:list-level-style-number>
      <text:list-level-style-number text:level="3" text:style-name="LLS_5f_3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3_5f_3" style:num-suffix="." style:num-format="1">
        <style:list-level-properties text:space-before="1.75in" text:min-label-width="0.25in"/>
      </text:list-level-style-number>
      <text:list-level-style-number text:level="5" text:style-name="LLS_5f_3_5f_4" style:num-suffix="." style:num-format="a">
        <style:list-level-properties text:space-before="2.25in" text:min-label-width="0.25in"/>
      </text:list-level-style-number>
      <text:list-level-style-number text:level="6" text:style-name="LLS_5f_3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3_5f_6" style:num-suffix="." style:num-format="1">
        <style:list-level-properties text:space-before="3.25in" text:min-label-width="0.25in"/>
      </text:list-level-style-number>
      <text:list-level-style-number text:level="8" text:style-name="LLS_5f_3_5f_7" style:num-suffix="." style:num-format="a">
        <style:list-level-properties text:space-before="3.75in" text:min-label-width="0.25in"/>
      </text:list-level-style-number>
      <text:list-level-style-number text:level="9" text:style-name="LLS_5f_3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text:style-name="LLS_5f_4_5f_0" style:num-suffix="." style:num-format="1">
        <style:list-level-properties text:space-before="0.25in" text:min-label-width="0.25in"/>
      </text:list-level-style-number>
      <text:list-level-style-number text:level="2" text:style-name="LLS_5f_4_5f_1" style:num-suffix="." style:num-format="a">
        <style:list-level-properties text:space-before="0.75in" text:min-label-width="0.25in"/>
      </text:list-level-style-number>
      <text:list-level-style-number text:level="3" text:style-name="LLS_5f_4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4_5f_3" style:num-suffix="." style:num-format="1">
        <style:list-level-properties text:space-before="1.75in" text:min-label-width="0.25in"/>
      </text:list-level-style-number>
      <text:list-level-style-number text:level="5" text:style-name="LLS_5f_4_5f_4" style:num-suffix="." style:num-format="a">
        <style:list-level-properties text:space-before="2.25in" text:min-label-width="0.25in"/>
      </text:list-level-style-number>
      <text:list-level-style-number text:level="6" text:style-name="LLS_5f_4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4_5f_6" style:num-suffix="." style:num-format="1">
        <style:list-level-properties text:space-before="3.25in" text:min-label-width="0.25in"/>
      </text:list-level-style-number>
      <text:list-level-style-number text:level="8" text:style-name="LLS_5f_4_5f_7" style:num-suffix="." style:num-format="a">
        <style:list-level-properties text:space-before="3.75in" text:min-label-width="0.25in"/>
      </text:list-level-style-number>
      <text:list-level-style-number text:level="9" text:style-name="LLS_5f_4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number text:level="1" text:style-name="LLS_5f_5_5f_0" style:num-suffix="." style:num-format="1">
        <style:list-level-properties text:space-before="0.25in" text:min-label-width="0.25in"/>
      </text:list-level-style-number>
      <text:list-level-style-number text:level="2" text:style-name="LLS_5f_5_5f_1" style:num-suffix="." style:num-format="a">
        <style:list-level-properties text:space-before="0.75in" text:min-label-width="0.25in"/>
      </text:list-level-style-number>
      <text:list-level-style-number text:level="3" text:style-name="LLS_5f_5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5_5f_3" style:num-suffix="." style:num-format="1">
        <style:list-level-properties text:space-before="1.75in" text:min-label-width="0.25in"/>
      </text:list-level-style-number>
      <text:list-level-style-number text:level="5" text:style-name="LLS_5f_5_5f_4" style:num-suffix="." style:num-format="a">
        <style:list-level-properties text:space-before="2.25in" text:min-label-width="0.25in"/>
      </text:list-level-style-number>
      <text:list-level-style-number text:level="6" text:style-name="LLS_5f_5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5_5f_6" style:num-suffix="." style:num-format="1">
        <style:list-level-properties text:space-before="3.25in" text:min-label-width="0.25in"/>
      </text:list-level-style-number>
      <text:list-level-style-number text:level="8" text:style-name="LLS_5f_5_5f_7" style:num-suffix="." style:num-format="a">
        <style:list-level-properties text:space-before="3.75in" text:min-label-width="0.25in"/>
      </text:list-level-style-number>
      <text:list-level-style-number text:level="9" text:style-name="LLS_5f_5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number text:level="1" text:style-name="LLS_5f_6_5f_0" style:num-suffix="." style:num-format="1">
        <style:list-level-properties text:space-before="0.25in" text:min-label-width="0.25in"/>
      </text:list-level-style-number>
      <text:list-level-style-number text:level="2" text:style-name="LLS_5f_6_5f_1" style:num-suffix="." style:num-format="a">
        <style:list-level-properties text:space-before="0.75in" text:min-label-width="0.25in"/>
      </text:list-level-style-number>
      <text:list-level-style-number text:level="3" text:style-name="LLS_5f_6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6_5f_3" style:num-suffix="." style:num-format="1">
        <style:list-level-properties text:space-before="1.75in" text:min-label-width="0.25in"/>
      </text:list-level-style-number>
      <text:list-level-style-number text:level="5" text:style-name="LLS_5f_6_5f_4" style:num-suffix="." style:num-format="a">
        <style:list-level-properties text:space-before="2.25in" text:min-label-width="0.25in"/>
      </text:list-level-style-number>
      <text:list-level-style-number text:level="6" text:style-name="LLS_5f_6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6_5f_6" style:num-suffix="." style:num-format="1">
        <style:list-level-properties text:space-before="3.25in" text:min-label-width="0.25in"/>
      </text:list-level-style-number>
      <text:list-level-style-number text:level="8" text:style-name="LLS_5f_6_5f_7" style:num-suffix="." style:num-format="a">
        <style:list-level-properties text:space-before="3.75in" text:min-label-width="0.25in"/>
      </text:list-level-style-number>
      <text:list-level-style-number text:level="9" text:style-name="LLS_5f_6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number text:level="1" text:style-name="LLS_5f_7_5f_0" style:num-suffix="." style:num-format="1">
        <style:list-level-properties text:space-before="0.25in" text:min-label-width="0.25in"/>
      </text:list-level-style-number>
      <text:list-level-style-number text:level="2" text:style-name="LLS_5f_7_5f_1" style:num-suffix="." style:num-format="a">
        <style:list-level-properties text:space-before="0.75in" text:min-label-width="0.25in"/>
      </text:list-level-style-number>
      <text:list-level-style-number text:level="3" text:style-name="LLS_5f_7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7_5f_3" style:num-suffix="." style:num-format="1">
        <style:list-level-properties text:space-before="1.75in" text:min-label-width="0.25in"/>
      </text:list-level-style-number>
      <text:list-level-style-number text:level="5" text:style-name="LLS_5f_7_5f_4" style:num-suffix="." style:num-format="a">
        <style:list-level-properties text:space-before="2.25in" text:min-label-width="0.25in"/>
      </text:list-level-style-number>
      <text:list-level-style-number text:level="6" text:style-name="LLS_5f_7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7_5f_6" style:num-suffix="." style:num-format="1">
        <style:list-level-properties text:space-before="3.25in" text:min-label-width="0.25in"/>
      </text:list-level-style-number>
      <text:list-level-style-number text:level="8" text:style-name="LLS_5f_7_5f_7" style:num-suffix="." style:num-format="a">
        <style:list-level-properties text:space-before="3.75in" text:min-label-width="0.25in"/>
      </text:list-level-style-number>
      <text:list-level-style-number text:level="9" text:style-name="LLS_5f_7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number text:level="1" text:style-name="LLS_5f_8_5f_0" style:num-suffix="." style:num-format="1">
        <style:list-level-properties text:space-before="0.25in" text:min-label-width="0.25in"/>
      </text:list-level-style-number>
      <text:list-level-style-number text:level="2" text:style-name="LLS_5f_8_5f_1" style:num-suffix="." style:num-format="a">
        <style:list-level-properties text:space-before="0.75in" text:min-label-width="0.25in"/>
      </text:list-level-style-number>
      <text:list-level-style-number text:level="3" text:style-name="LLS_5f_8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8_5f_3" style:num-suffix="." style:num-format="1">
        <style:list-level-properties text:space-before="1.75in" text:min-label-width="0.25in"/>
      </text:list-level-style-number>
      <text:list-level-style-number text:level="5" text:style-name="LLS_5f_8_5f_4" style:num-suffix="." style:num-format="a">
        <style:list-level-properties text:space-before="2.25in" text:min-label-width="0.25in"/>
      </text:list-level-style-number>
      <text:list-level-style-number text:level="6" text:style-name="LLS_5f_8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8_5f_6" style:num-suffix="." style:num-format="1">
        <style:list-level-properties text:space-before="3.25in" text:min-label-width="0.25in"/>
      </text:list-level-style-number>
      <text:list-level-style-number text:level="8" text:style-name="LLS_5f_8_5f_7" style:num-suffix="." style:num-format="a">
        <style:list-level-properties text:space-before="3.75in" text:min-label-width="0.25in"/>
      </text:list-level-style-number>
      <text:list-level-style-number text:level="9" text:style-name="LLS_5f_8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number text:level="1" text:style-name="LLS_5f_9_5f_0" style:num-suffix="." style:num-format="1">
        <style:list-level-properties text:space-before="0.25in" text:min-label-width="0.25in"/>
      </text:list-level-style-number>
      <text:list-level-style-number text:level="2" text:style-name="LLS_5f_9_5f_1" style:num-suffix="." style:num-format="a">
        <style:list-level-properties text:space-before="0.75in" text:min-label-width="0.25in"/>
      </text:list-level-style-number>
      <text:list-level-style-number text:level="3" text:style-name="LLS_5f_9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9_5f_3" style:num-suffix="." style:num-format="1">
        <style:list-level-properties text:space-before="1.75in" text:min-label-width="0.25in"/>
      </text:list-level-style-number>
      <text:list-level-style-number text:level="5" text:style-name="LLS_5f_9_5f_4" style:num-suffix="." style:num-format="a">
        <style:list-level-properties text:space-before="2.25in" text:min-label-width="0.25in"/>
      </text:list-level-style-number>
      <text:list-level-style-number text:level="6" text:style-name="LLS_5f_9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9_5f_6" style:num-suffix="." style:num-format="1">
        <style:list-level-properties text:space-before="3.25in" text:min-label-width="0.25in"/>
      </text:list-level-style-number>
      <text:list-level-style-number text:level="8" text:style-name="LLS_5f_9_5f_7" style:num-suffix="." style:num-format="a">
        <style:list-level-properties text:space-before="3.75in" text:min-label-width="0.25in"/>
      </text:list-level-style-number>
      <text:list-level-style-number text:level="9" text:style-name="LLS_5f_9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0">
      <text:list-level-style-number text:level="1" text:style-name="LLS_5f_10_5f_0" style:num-suffix="." style:num-format="1">
        <style:list-level-properties text:space-before="0.25in" text:min-label-width="0.25in"/>
      </text:list-level-style-number>
      <text:list-level-style-number text:level="2" text:style-name="LLS_5f_10_5f_1" style:num-suffix="." style:num-format="a">
        <style:list-level-properties text:space-before="0.75in" text:min-label-width="0.25in"/>
      </text:list-level-style-number>
      <text:list-level-style-number text:level="3" text:style-name="LLS_5f_10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10_5f_3" style:num-suffix="." style:num-format="1">
        <style:list-level-properties text:space-before="1.75in" text:min-label-width="0.25in"/>
      </text:list-level-style-number>
      <text:list-level-style-number text:level="5" text:style-name="LLS_5f_10_5f_4" style:num-suffix="." style:num-format="a">
        <style:list-level-properties text:space-before="2.25in" text:min-label-width="0.25in"/>
      </text:list-level-style-number>
      <text:list-level-style-number text:level="6" text:style-name="LLS_5f_10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10_5f_6" style:num-suffix="." style:num-format="1">
        <style:list-level-properties text:space-before="3.25in" text:min-label-width="0.25in"/>
      </text:list-level-style-number>
      <text:list-level-style-number text:level="8" text:style-name="LLS_5f_10_5f_7" style:num-suffix="." style:num-format="a">
        <style:list-level-properties text:space-before="3.75in" text:min-label-width="0.25in"/>
      </text:list-level-style-number>
      <text:list-level-style-number text:level="9" text:style-name="LLS_5f_10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1">
      <text:list-level-style-number text:level="1" text:style-name="LLS_5f_11_5f_0" style:num-suffix="." style:num-format="1">
        <style:list-level-properties text:space-before="0.25in" text:min-label-width="0.25in"/>
      </text:list-level-style-number>
      <text:list-level-style-number text:level="2" text:style-name="LLS_5f_11_5f_1" style:num-suffix="." style:num-format="a">
        <style:list-level-properties text:space-before="0.75in" text:min-label-width="0.25in"/>
      </text:list-level-style-number>
      <text:list-level-style-number text:level="3" text:style-name="LLS_5f_11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11_5f_3" style:num-suffix="." style:num-format="1">
        <style:list-level-properties text:space-before="1.75in" text:min-label-width="0.25in"/>
      </text:list-level-style-number>
      <text:list-level-style-number text:level="5" text:style-name="LLS_5f_11_5f_4" style:num-suffix="." style:num-format="a">
        <style:list-level-properties text:space-before="2.25in" text:min-label-width="0.25in"/>
      </text:list-level-style-number>
      <text:list-level-style-number text:level="6" text:style-name="LLS_5f_11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11_5f_6" style:num-suffix="." style:num-format="1">
        <style:list-level-properties text:space-before="3.25in" text:min-label-width="0.25in"/>
      </text:list-level-style-number>
      <text:list-level-style-number text:level="8" text:style-name="LLS_5f_11_5f_7" style:num-suffix="." style:num-format="a">
        <style:list-level-properties text:space-before="3.75in" text:min-label-width="0.25in"/>
      </text:list-level-style-number>
      <text:list-level-style-number text:level="9" text:style-name="LLS_5f_11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2">
      <text:list-level-style-number text:level="1" text:style-name="LLS_5f_12_5f_0" style:num-suffix="." style:num-format="1">
        <style:list-level-properties text:space-before="0.25in" text:min-label-width="0.25in"/>
      </text:list-level-style-number>
      <text:list-level-style-number text:level="2" text:style-name="LLS_5f_12_5f_1" style:num-suffix="." style:num-format="a">
        <style:list-level-properties text:space-before="0.75in" text:min-label-width="0.25in"/>
      </text:list-level-style-number>
      <text:list-level-style-number text:level="3" text:style-name="LLS_5f_12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12_5f_3" style:num-suffix="." style:num-format="1">
        <style:list-level-properties text:space-before="1.75in" text:min-label-width="0.25in"/>
      </text:list-level-style-number>
      <text:list-level-style-number text:level="5" text:style-name="LLS_5f_12_5f_4" style:num-suffix="." style:num-format="a">
        <style:list-level-properties text:space-before="2.25in" text:min-label-width="0.25in"/>
      </text:list-level-style-number>
      <text:list-level-style-number text:level="6" text:style-name="LLS_5f_12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12_5f_6" style:num-suffix="." style:num-format="1">
        <style:list-level-properties text:space-before="3.25in" text:min-label-width="0.25in"/>
      </text:list-level-style-number>
      <text:list-level-style-number text:level="8" text:style-name="LLS_5f_12_5f_7" style:num-suffix="." style:num-format="a">
        <style:list-level-properties text:space-before="3.75in" text:min-label-width="0.25in"/>
      </text:list-level-style-number>
      <text:list-level-style-number text:level="9" text:style-name="LLS_5f_12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econd_20_page"/>
    <style:master-page style:name="Fourth_20_page" style:display-name="Fourth page" style:page-layout-name="Mpm2" style:next-style-name="Standard"/>
    <style:master-page style:name="Second_20_page" style:display-name="Second page" style:page-layout-name="Mpm3" style:next-style-name="Index"/>
    <style:master-page style:name="Index" style:page-layout-name="Mpm2" style:next-style-name="Fourth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rzysztof Kusiak</meta:initial-creator>
    <meta:creation-date>2010-10-22T23:07:20.77</meta:creation-date>
    <dc:date>2011-01-17T02:56:41</dc:date>
    <dc:creator>Krzysztof Kusiak</dc:creator>
    <meta:editing-duration>PT11H15M49S</meta:editing-duration>
    <meta:editing-cycles>186</meta:editing-cycles>
    <meta:generator>OpenOffice.org/3.2$Linux OpenOffice.org_project/320m19$Build-9505</meta:generator>
    <meta:printed-by>Krzysztof Kusiak</meta:printed-by>
    <meta:print-date>2010-11-22T11:50:59</meta:print-date>
    <meta:document-statistic meta:table-count="1" meta:image-count="0" meta:object-count="0" meta:page-count="7" meta:paragraph-count="94" meta:word-count="976" meta:character-count="8123"/>
  </office:meta>
</office:document-meta>
</file>